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3752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Liberation Sans" fo:font-size="11pt" style:font-size-asian="11pt" style:font-size-complex="11pt"/>
    </style:style>
    <style:style style:name="ce2" style:family="table-cell" style:parent-style-name="Default" style:data-style-name="N0">
      <style:table-cell-properties fo:background-color="#ccffff"/>
      <style:text-properties style:font-name="Liberation Sans"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ccffff" fo:wrap-option="wrap" style:vertical-align="automatic"/>
      <style:text-properties style:font-name="Liberation Sans"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transparent"/>
      <style:text-properties style:font-name="Liberation Sans"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cfe7f5"/>
      <style:text-properties style:font-name="Liberation San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1"/>
        <table:table-column table:style-name="co2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and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o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bsor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do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ect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ffli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ar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az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mb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guis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i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ppraisa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onish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ttra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ud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void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a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wkwar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wilder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tt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less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ut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ev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lou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mposur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sid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t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urage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itica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ro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ark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fi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l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o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spic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term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as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evo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diffide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men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belief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dai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gra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illusion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lik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ma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orien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rus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turb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min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oub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ul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g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rnes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g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l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mp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cou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gross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rag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asp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c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xploit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scin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at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estiv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l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n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g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ortun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eedo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gh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is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rust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lfill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u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e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loom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oo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ea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ard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lp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esitan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p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st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o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mil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r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or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mpul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adequ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capa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atu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erio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lamm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furi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qui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ecur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ignific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sul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e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imac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rigu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ubi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ke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b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f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ivi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ath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nel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ou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c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r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iser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urn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a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gl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utra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onchal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umb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ffens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pt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trag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ralysi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ssionat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ac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rplex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ssim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etrifi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ay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si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wer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eoccup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voc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uir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assur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bell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ceptiv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e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gret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inforcemen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jec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ax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reluc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erv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istanc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pec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st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vul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dicul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fe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t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rca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or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r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a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hy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kepticism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noo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u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rited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pit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aigh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rength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tupid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mis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ubvers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k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lle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nn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r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spic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wee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ympath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a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ou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ac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der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ns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ib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r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eat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rill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ged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certain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derstanding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eas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happ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iqu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npleasant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se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er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eng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ctimization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go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ile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ulnerability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arm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ari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ithdrawn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e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ful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rthlessness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00:01:06.451677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7-25T22:23:04Z</meta:creation-date>
    <dc:date>2016-09-12T00:05:19.605446988</dc:date>
    <meta:editing-cycles>93</meta:editing-cycles>
    <meta:editing-duration>PT1H20M20S</meta:editing-duration>
    <meta:document-statistic meta:table-count="1" meta:cell-count="4020" meta:object-count="0"/>
  </office:meta>
</office:document-meta>
</file>